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Heading_20_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5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8" style:family="text">
      <style:text-properties fo:font-size="14pt" fo:language="ru" fo:country="RU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9" style:family="text">
      <style:text-properties fo:font-size="14pt" fo:language="ru" fo:country="RU" fo:font-weight="normal" style:font-name-asian="Times New Roman3" style:font-size-asian="14pt" style:font-weight-asian="normal" style:font-name-complex="Times New Roman3" style:font-size-complex="14pt" style:font-weight-complex="normal"/>
    </style:style>
    <style:style style:name="T10" style:family="text">
      <style:text-properties fo:font-size="14pt" fo:language="ru" fo:country="RU" fo:font-style="italic" fo:font-weight="normal" style:font-name-asian="Times New Roman2" style:font-size-asian="14pt" style:font-style-asian="italic" style:font-weight-asian="normal" style:font-name-complex="Times New Roman2" style:font-size-complex="14pt" style:font-style-complex="italic" style:font-weight-complex="normal"/>
    </style:style>
    <style:style style:name="T11" style:family="text">
      <style:text-properties fo:font-size="14pt" fo:language="ru" fo:country="RU" fo:font-style="normal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12" style:family="text">
      <style:text-properties fo:font-size="14pt" fo:language="en" fo:country="US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3041.png" xlink:type="simple" xlink:show="embed" xlink:actuate="onLoad"/></draw:frame></text:p>
          </table:table-cell>
          <table:table-cell table:style-name="Table1.B1" office:value-type="string">
            <text:h text:style-name="P7" text:outline-level="1">Замыкающий контакт реле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 <text:span text:style-name="T3">C</text:span><text:span text:style-name="T6">и</text:span> <text:span text:style-name="T3">|</text:span>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671cm" svg:height="1.461cm" draw:z-index="1"><draw:image xlink:href="../images/3041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Реализует операцию <text:span text:style-name="T2">логического И</text:span> для <text:span text:style-name="T2">входа блока</text:span> и значения, поданного на соответствующую <text:span text:style-name="T2">управляющую обмотку реле</text:span>:</text:p>
            <text:p text:style-name="P3"><draw:frame draw:style-name="fr3" draw:name="Объект1" text:anchor-type="as-char" svg:width="5.911cm" svg:height="1.332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2"><text:span text:style-name="T7">где </text:span><text:span text:style-name="T5">y(t)</text:span><text:span text:style-name="T4"> </text:span><text:span text:style-name="T7">– выходной сигнал блока, </text:span><text:span text:style-name="T5">xᵣ(t)</text:span><text:span text:style-name="T7"> – значение (состояние) реле, </text:span><text:span text:style-name="T5">x(t)</text:span><text:span text:style-name="T4"> </text:span><text:span text:style-name="T7">– входной сигнал блока.</text:span></text:p>
            <text:p text:style-name="P2"><text:span text:style-name="T8">Для того чтобы посмотреть структуру алгоритма – нажмите правой кнопкой на блок и выберите пункт «Действия» </text:span><text:span text:style-name="T9">→</text:span><text:span text:style-name="T8"> «Войти в субмодель». Передача сигнала</text:span><text:span text:style-name="T12"> </text:span><text:span text:style-name="T8">с управляющей обмотки реле реализуется при помощи блока </text:span><text:span text:style-name="T10">Из памяти</text:span><text:span text:style-name="T11">.</text:span></text:p>
            <text:p text:style-name="P2"><text:span text:style-name="T1">Свойства</text:span>:</text:p>
            <text:list xml:id="list8127695186087557147" text:style-name="L1">
              <text:list-item>
                <text:p text:style-name="P6">Имя реле – имя, по которому определяется управляющее воздействие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мыкающий контакт реле</dc:title>
    <dc:date>2014-12-23T22:48:53.41</dc:date>
    <meta:generator>OpenOffice/4.1.1$Win32 OpenOffice.org_project/411m6$Build-9775</meta:generator>
    <meta:editing-duration>PT2H27M40S</meta:editing-duration>
    <meta:editing-cycles>125</meta:editing-cycles>
    <meta:document-statistic meta:table-count="1" meta:image-count="2" meta:object-count="1" meta:page-count="1" meta:paragraph-count="12" meta:word-count="86" meta:character-count="56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x</mi>
                      <mi>r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x_r(t), ~ если x(t)=1; #
alignl 0, ~ если x(t)=0;  }
right none
</annotation>
  </semantics>
</math>
</file>